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1" calcext:value-type="float">
            <text:p>1</text:p>
          </table:table-cell>
          <table:table-cell table:formula="of:=IF(OR(MOD([.$A1];3)=0;MOD([.$A1];5)=0);[.$A1];0)" office:value-type="float" office:value="0" calcext:value-type="float">
            <table:detective>
              <table:highlighted-range table:cell-range-address="Sheet1.A1:Sheet1.A1" table:direction="from-same-table"/>
              <table:operation table:name="trace-precedents" table:index="0"/>
            </table:detective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OR(MOD([.$A2];3)=0;MOD([.$A2];5)=0);[.$A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OR(MOD([.$A3];3)=0;MOD([.$A3];5)=0);[.$A3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OR(MOD([.$A4];3)=0;MOD([.$A4];5)=0);[.$A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OR(MOD([.$A5];3)=0;MOD([.$A5];5)=0);[.$A5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OR(MOD([.$A6];3)=0;MOD([.$A6];5)=0);[.$A6]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OR(MOD([.$A7];3)=0;MOD([.$A7];5)=0);[.$A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OR(MOD([.$A8];3)=0;MOD([.$A8];5)=0);[.$A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OR(MOD([.$A9];3)=0;MOD([.$A9];5)=0);[.$A9];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OR(MOD([.$A10];3)=0;MOD([.$A10];5)=0);[.$A10]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OR(MOD([.$A11];3)=0;MOD([.$A11];5)=0);[.$A1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OR(MOD([.$A12];3)=0;MOD([.$A12];5)=0);[.$A12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OR(MOD([.$A13];3)=0;MOD([.$A13];5)=0);[.$A1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OR(MOD([.$A14];3)=0;MOD([.$A14];5)=0);[.$A1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OR(MOD([.$A15];3)=0;MOD([.$A15];5)=0);[.$A15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OR(MOD([.$A16];3)=0;MOD([.$A16];5)=0);[.$A1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OR(MOD([.$A17];3)=0;MOD([.$A17];5)=0);[.$A1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OR(MOD([.$A18];3)=0;MOD([.$A18];5)=0);[.$A18];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OR(MOD([.$A19];3)=0;MOD([.$A19];5)=0);[.$A1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OR(MOD([.$A20];3)=0;MOD([.$A20];5)=0);[.$A20];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OR(MOD([.$A21];3)=0;MOD([.$A21];5)=0);[.$A21];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OR(MOD([.$A22];3)=0;MOD([.$A22];5)=0);[.$A2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OR(MOD([.$A23];3)=0;MOD([.$A23];5)=0);[.$A2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OR(MOD([.$A24];3)=0;MOD([.$A24];5)=0);[.$A24];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OR(MOD([.$A25];3)=0;MOD([.$A25];5)=0);[.$A25];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OR(MOD([.$A26];3)=0;MOD([.$A26];5)=0);[.$A2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OR(MOD([.$A27];3)=0;MOD([.$A27];5)=0);[.$A27];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OR(MOD([.$A28];3)=0;MOD([.$A28];5)=0);[.$A2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OR(MOD([.$A29];3)=0;MOD([.$A29];5)=0);[.$A2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OR(MOD([.$A30];3)=0;MOD([.$A30];5)=0);[.$A30];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OR(MOD([.$A31];3)=0;MOD([.$A31];5)=0);[.$A3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OR(MOD([.$A32];3)=0;MOD([.$A32];5)=0);[.$A3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OR(MOD([.$A33];3)=0;MOD([.$A33];5)=0);[.$A33];0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OR(MOD([.$A34];3)=0;MOD([.$A34];5)=0);[.$A3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OR(MOD([.$A35];3)=0;MOD([.$A35];5)=0);[.$A35];0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OR(MOD([.$A36];3)=0;MOD([.$A36];5)=0);[.$A36];0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OR(MOD([.$A37];3)=0;MOD([.$A37];5)=0);[.$A3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OR(MOD([.$A38];3)=0;MOD([.$A38];5)=0);[.$A3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OR(MOD([.$A39];3)=0;MOD([.$A39];5)=0);[.$A39];0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OR(MOD([.$A40];3)=0;MOD([.$A40];5)=0);[.$A40];0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OR(MOD([.$A41];3)=0;MOD([.$A41];5)=0);[.$A4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OR(MOD([.$A42];3)=0;MOD([.$A42];5)=0);[.$A42];0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OR(MOD([.$A43];3)=0;MOD([.$A43];5)=0);[.$A4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OR(MOD([.$A44];3)=0;MOD([.$A44];5)=0);[.$A4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OR(MOD([.$A45];3)=0;MOD([.$A45];5)=0);[.$A45];0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OR(MOD([.$A46];3)=0;MOD([.$A46];5)=0);[.$A4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OR(MOD([.$A47];3)=0;MOD([.$A47];5)=0);[.$A4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OR(MOD([.$A48];3)=0;MOD([.$A48];5)=0);[.$A48];0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OR(MOD([.$A49];3)=0;MOD([.$A49];5)=0);[.$A4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OR(MOD([.$A50];3)=0;MOD([.$A50];5)=0);[.$A50];0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OR(MOD([.$A51];3)=0;MOD([.$A51];5)=0);[.$A51];0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OR(MOD([.$A52];3)=0;MOD([.$A52];5)=0);[.$A5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OR(MOD([.$A53];3)=0;MOD([.$A53];5)=0);[.$A5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OR(MOD([.$A54];3)=0;MOD([.$A54];5)=0);[.$A54];0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OR(MOD([.$A55];3)=0;MOD([.$A55];5)=0);[.$A55];0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OR(MOD([.$A56];3)=0;MOD([.$A56];5)=0);[.$A5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OR(MOD([.$A57];3)=0;MOD([.$A57];5)=0);[.$A57];0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OR(MOD([.$A58];3)=0;MOD([.$A58];5)=0);[.$A5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OR(MOD([.$A59];3)=0;MOD([.$A59];5)=0);[.$A5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OR(MOD([.$A60];3)=0;MOD([.$A60];5)=0);[.$A60];0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OR(MOD([.$A61];3)=0;MOD([.$A61];5)=0);[.$A6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OR(MOD([.$A62];3)=0;MOD([.$A62];5)=0);[.$A6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OR(MOD([.$A63];3)=0;MOD([.$A63];5)=0);[.$A63];0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OR(MOD([.$A64];3)=0;MOD([.$A64];5)=0);[.$A6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OR(MOD([.$A65];3)=0;MOD([.$A65];5)=0);[.$A65];0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OR(MOD([.$A66];3)=0;MOD([.$A66];5)=0);[.$A66];0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OR(MOD([.$A67];3)=0;MOD([.$A67];5)=0);[.$A6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OR(MOD([.$A68];3)=0;MOD([.$A68];5)=0);[.$A6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OR(MOD([.$A69];3)=0;MOD([.$A69];5)=0);[.$A69];0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OR(MOD([.$A70];3)=0;MOD([.$A70];5)=0);[.$A70];0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OR(MOD([.$A71];3)=0;MOD([.$A71];5)=0);[.$A7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OR(MOD([.$A72];3)=0;MOD([.$A72];5)=0);[.$A72];0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OR(MOD([.$A73];3)=0;MOD([.$A73];5)=0);[.$A7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OR(MOD([.$A74];3)=0;MOD([.$A74];5)=0);[.$A7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OR(MOD([.$A75];3)=0;MOD([.$A75];5)=0);[.$A75];0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OR(MOD([.$A76];3)=0;MOD([.$A76];5)=0);[.$A7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IF(OR(MOD([.$A77];3)=0;MOD([.$A77];5)=0);[.$A7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OR(MOD([.$A78];3)=0;MOD([.$A78];5)=0);[.$A78];0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F(OR(MOD([.$A79];3)=0;MOD([.$A79];5)=0);[.$A7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OR(MOD([.$A80];3)=0;MOD([.$A80];5)=0);[.$A80];0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IF(OR(MOD([.$A81];3)=0;MOD([.$A81];5)=0);[.$A81];0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F(OR(MOD([.$A82];3)=0;MOD([.$A82];5)=0);[.$A8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IF(OR(MOD([.$A83];3)=0;MOD([.$A83];5)=0);[.$A8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IF(OR(MOD([.$A84];3)=0;MOD([.$A84];5)=0);[.$A84];0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IF(OR(MOD([.$A85];3)=0;MOD([.$A85];5)=0);[.$A85];0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IF(OR(MOD([.$A86];3)=0;MOD([.$A86];5)=0);[.$A8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IF(OR(MOD([.$A87];3)=0;MOD([.$A87];5)=0);[.$A87];0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IF(OR(MOD([.$A88];3)=0;MOD([.$A88];5)=0);[.$A8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IF(OR(MOD([.$A89];3)=0;MOD([.$A89];5)=0);[.$A8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IF(OR(MOD([.$A90];3)=0;MOD([.$A90];5)=0);[.$A90];0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IF(OR(MOD([.$A91];3)=0;MOD([.$A91];5)=0);[.$A9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F(OR(MOD([.$A92];3)=0;MOD([.$A92];5)=0);[.$A9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IF(OR(MOD([.$A93];3)=0;MOD([.$A93];5)=0);[.$A93];0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IF(OR(MOD([.$A94];3)=0;MOD([.$A94];5)=0);[.$A9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IF(OR(MOD([.$A95];3)=0;MOD([.$A95];5)=0);[.$A95];0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IF(OR(MOD([.$A96];3)=0;MOD([.$A96];5)=0);[.$A96];0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IF(OR(MOD([.$A97];3)=0;MOD([.$A97];5)=0);[.$A9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IF(OR(MOD([.$A98];3)=0;MOD([.$A98];5)=0);[.$A9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IF(OR(MOD([.$A99];3)=0;MOD([.$A99];5)=0);[.$A99];0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IF(OR(MOD([.$A100];3)=0;MOD([.$A100];5)=0);[.$A100];0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IF(OR(MOD([.$A101];3)=0;MOD([.$A101];5)=0);[.$A10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IF(OR(MOD([.$A102];3)=0;MOD([.$A102];5)=0);[.$A102];0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IF(OR(MOD([.$A103];3)=0;MOD([.$A103];5)=0);[.$A10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IF(OR(MOD([.$A104];3)=0;MOD([.$A104];5)=0);[.$A10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IF(OR(MOD([.$A105];3)=0;MOD([.$A105];5)=0);[.$A105];0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IF(OR(MOD([.$A106];3)=0;MOD([.$A106];5)=0);[.$A10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IF(OR(MOD([.$A107];3)=0;MOD([.$A107];5)=0);[.$A10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IF(OR(MOD([.$A108];3)=0;MOD([.$A108];5)=0);[.$A108];0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IF(OR(MOD([.$A109];3)=0;MOD([.$A109];5)=0);[.$A10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IF(OR(MOD([.$A110];3)=0;MOD([.$A110];5)=0);[.$A110];0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IF(OR(MOD([.$A111];3)=0;MOD([.$A111];5)=0);[.$A111];0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IF(OR(MOD([.$A112];3)=0;MOD([.$A112];5)=0);[.$A11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IF(OR(MOD([.$A113];3)=0;MOD([.$A113];5)=0);[.$A11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IF(OR(MOD([.$A114];3)=0;MOD([.$A114];5)=0);[.$A114];0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IF(OR(MOD([.$A115];3)=0;MOD([.$A115];5)=0);[.$A115];0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IF(OR(MOD([.$A116];3)=0;MOD([.$A116];5)=0);[.$A11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IF(OR(MOD([.$A117];3)=0;MOD([.$A117];5)=0);[.$A117];0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IF(OR(MOD([.$A118];3)=0;MOD([.$A118];5)=0);[.$A11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IF(OR(MOD([.$A119];3)=0;MOD([.$A119];5)=0);[.$A11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IF(OR(MOD([.$A120];3)=0;MOD([.$A120];5)=0);[.$A120];0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IF(OR(MOD([.$A121];3)=0;MOD([.$A121];5)=0);[.$A12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IF(OR(MOD([.$A122];3)=0;MOD([.$A122];5)=0);[.$A12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IF(OR(MOD([.$A123];3)=0;MOD([.$A123];5)=0);[.$A123];0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IF(OR(MOD([.$A124];3)=0;MOD([.$A124];5)=0);[.$A12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IF(OR(MOD([.$A125];3)=0;MOD([.$A125];5)=0);[.$A125];0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IF(OR(MOD([.$A126];3)=0;MOD([.$A126];5)=0);[.$A126];0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IF(OR(MOD([.$A127];3)=0;MOD([.$A127];5)=0);[.$A12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IF(OR(MOD([.$A128];3)=0;MOD([.$A128];5)=0);[.$A12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IF(OR(MOD([.$A129];3)=0;MOD([.$A129];5)=0);[.$A129];0)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IF(OR(MOD([.$A130];3)=0;MOD([.$A130];5)=0);[.$A130];0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IF(OR(MOD([.$A131];3)=0;MOD([.$A131];5)=0);[.$A13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IF(OR(MOD([.$A132];3)=0;MOD([.$A132];5)=0);[.$A132];0)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OR(MOD([.$A133];3)=0;MOD([.$A133];5)=0);[.$A13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IF(OR(MOD([.$A134];3)=0;MOD([.$A134];5)=0);[.$A13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IF(OR(MOD([.$A135];3)=0;MOD([.$A135];5)=0);[.$A135];0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IF(OR(MOD([.$A136];3)=0;MOD([.$A136];5)=0);[.$A13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IF(OR(MOD([.$A137];3)=0;MOD([.$A137];5)=0);[.$A13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IF(OR(MOD([.$A138];3)=0;MOD([.$A138];5)=0);[.$A138];0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IF(OR(MOD([.$A139];3)=0;MOD([.$A139];5)=0);[.$A13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IF(OR(MOD([.$A140];3)=0;MOD([.$A140];5)=0);[.$A140];0)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IF(OR(MOD([.$A141];3)=0;MOD([.$A141];5)=0);[.$A141];0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IF(OR(MOD([.$A142];3)=0;MOD([.$A142];5)=0);[.$A14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IF(OR(MOD([.$A143];3)=0;MOD([.$A143];5)=0);[.$A14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IF(OR(MOD([.$A144];3)=0;MOD([.$A144];5)=0);[.$A144];0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IF(OR(MOD([.$A145];3)=0;MOD([.$A145];5)=0);[.$A145];0)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IF(OR(MOD([.$A146];3)=0;MOD([.$A146];5)=0);[.$A14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IF(OR(MOD([.$A147];3)=0;MOD([.$A147];5)=0);[.$A147];0)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IF(OR(MOD([.$A148];3)=0;MOD([.$A148];5)=0);[.$A14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IF(OR(MOD([.$A149];3)=0;MOD([.$A149];5)=0);[.$A14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IF(OR(MOD([.$A150];3)=0;MOD([.$A150];5)=0);[.$A150]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IF(OR(MOD([.$A151];3)=0;MOD([.$A151];5)=0);[.$A15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IF(OR(MOD([.$A152];3)=0;MOD([.$A152];5)=0);[.$A15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IF(OR(MOD([.$A153];3)=0;MOD([.$A153];5)=0);[.$A153];0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IF(OR(MOD([.$A154];3)=0;MOD([.$A154];5)=0);[.$A15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IF(OR(MOD([.$A155];3)=0;MOD([.$A155];5)=0);[.$A155];0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IF(OR(MOD([.$A156];3)=0;MOD([.$A156];5)=0);[.$A156];0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IF(OR(MOD([.$A157];3)=0;MOD([.$A157];5)=0);[.$A15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IF(OR(MOD([.$A158];3)=0;MOD([.$A158];5)=0);[.$A15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IF(OR(MOD([.$A159];3)=0;MOD([.$A159];5)=0);[.$A159];0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IF(OR(MOD([.$A160];3)=0;MOD([.$A160];5)=0);[.$A160];0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IF(OR(MOD([.$A161];3)=0;MOD([.$A161];5)=0);[.$A16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IF(OR(MOD([.$A162];3)=0;MOD([.$A162];5)=0);[.$A162];0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IF(OR(MOD([.$A163];3)=0;MOD([.$A163];5)=0);[.$A16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IF(OR(MOD([.$A164];3)=0;MOD([.$A164];5)=0);[.$A16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IF(OR(MOD([.$A165];3)=0;MOD([.$A165];5)=0);[.$A165];0)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IF(OR(MOD([.$A166];3)=0;MOD([.$A166];5)=0);[.$A16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IF(OR(MOD([.$A167];3)=0;MOD([.$A167];5)=0);[.$A16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IF(OR(MOD([.$A168];3)=0;MOD([.$A168];5)=0);[.$A168];0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IF(OR(MOD([.$A169];3)=0;MOD([.$A169];5)=0);[.$A16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IF(OR(MOD([.$A170];3)=0;MOD([.$A170];5)=0);[.$A170];0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IF(OR(MOD([.$A171];3)=0;MOD([.$A171];5)=0);[.$A171];0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IF(OR(MOD([.$A172];3)=0;MOD([.$A172];5)=0);[.$A17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IF(OR(MOD([.$A173];3)=0;MOD([.$A173];5)=0);[.$A17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IF(OR(MOD([.$A174];3)=0;MOD([.$A174];5)=0);[.$A174];0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IF(OR(MOD([.$A175];3)=0;MOD([.$A175];5)=0);[.$A175];0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IF(OR(MOD([.$A176];3)=0;MOD([.$A176];5)=0);[.$A17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IF(OR(MOD([.$A177];3)=0;MOD([.$A177];5)=0);[.$A177];0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IF(OR(MOD([.$A178];3)=0;MOD([.$A178];5)=0);[.$A17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IF(OR(MOD([.$A179];3)=0;MOD([.$A179];5)=0);[.$A17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IF(OR(MOD([.$A180];3)=0;MOD([.$A180];5)=0);[.$A180];0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IF(OR(MOD([.$A181];3)=0;MOD([.$A181];5)=0);[.$A18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IF(OR(MOD([.$A182];3)=0;MOD([.$A182];5)=0);[.$A18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IF(OR(MOD([.$A183];3)=0;MOD([.$A183];5)=0);[.$A183];0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IF(OR(MOD([.$A184];3)=0;MOD([.$A184];5)=0);[.$A18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IF(OR(MOD([.$A185];3)=0;MOD([.$A185];5)=0);[.$A185];0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IF(OR(MOD([.$A186];3)=0;MOD([.$A186];5)=0);[.$A186];0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IF(OR(MOD([.$A187];3)=0;MOD([.$A187];5)=0);[.$A18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IF(OR(MOD([.$A188];3)=0;MOD([.$A188];5)=0);[.$A18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IF(OR(MOD([.$A189];3)=0;MOD([.$A189];5)=0);[.$A189];0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IF(OR(MOD([.$A190];3)=0;MOD([.$A190];5)=0);[.$A190];0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IF(OR(MOD([.$A191];3)=0;MOD([.$A191];5)=0);[.$A19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IF(OR(MOD([.$A192];3)=0;MOD([.$A192];5)=0);[.$A192];0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IF(OR(MOD([.$A193];3)=0;MOD([.$A193];5)=0);[.$A19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IF(OR(MOD([.$A194];3)=0;MOD([.$A194];5)=0);[.$A19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IF(OR(MOD([.$A195];3)=0;MOD([.$A195];5)=0);[.$A195];0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IF(OR(MOD([.$A196];3)=0;MOD([.$A196];5)=0);[.$A19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IF(OR(MOD([.$A197];3)=0;MOD([.$A197];5)=0);[.$A19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IF(OR(MOD([.$A198];3)=0;MOD([.$A198];5)=0);[.$A198];0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IF(OR(MOD([.$A199];3)=0;MOD([.$A199];5)=0);[.$A19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IF(OR(MOD([.$A200];3)=0;MOD([.$A200];5)=0);[.$A200];0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IF(OR(MOD([.$A201];3)=0;MOD([.$A201];5)=0);[.$A201];0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IF(OR(MOD([.$A202];3)=0;MOD([.$A202];5)=0);[.$A20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IF(OR(MOD([.$A203];3)=0;MOD([.$A203];5)=0);[.$A20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IF(OR(MOD([.$A204];3)=0;MOD([.$A204];5)=0);[.$A204];0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IF(OR(MOD([.$A205];3)=0;MOD([.$A205];5)=0);[.$A205];0)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IF(OR(MOD([.$A206];3)=0;MOD([.$A206];5)=0);[.$A20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IF(OR(MOD([.$A207];3)=0;MOD([.$A207];5)=0);[.$A207];0)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IF(OR(MOD([.$A208];3)=0;MOD([.$A208];5)=0);[.$A20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IF(OR(MOD([.$A209];3)=0;MOD([.$A209];5)=0);[.$A20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IF(OR(MOD([.$A210];3)=0;MOD([.$A210];5)=0);[.$A210];0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IF(OR(MOD([.$A211];3)=0;MOD([.$A211];5)=0);[.$A21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IF(OR(MOD([.$A212];3)=0;MOD([.$A212];5)=0);[.$A21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IF(OR(MOD([.$A213];3)=0;MOD([.$A213];5)=0);[.$A213];0)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IF(OR(MOD([.$A214];3)=0;MOD([.$A214];5)=0);[.$A21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IF(OR(MOD([.$A215];3)=0;MOD([.$A215];5)=0);[.$A215];0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IF(OR(MOD([.$A216];3)=0;MOD([.$A216];5)=0);[.$A216];0)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IF(OR(MOD([.$A217];3)=0;MOD([.$A217];5)=0);[.$A21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IF(OR(MOD([.$A218];3)=0;MOD([.$A218];5)=0);[.$A21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IF(OR(MOD([.$A219];3)=0;MOD([.$A219];5)=0);[.$A219];0)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IF(OR(MOD([.$A220];3)=0;MOD([.$A220];5)=0);[.$A220];0)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IF(OR(MOD([.$A221];3)=0;MOD([.$A221];5)=0);[.$A22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IF(OR(MOD([.$A222];3)=0;MOD([.$A222];5)=0);[.$A222];0)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IF(OR(MOD([.$A223];3)=0;MOD([.$A223];5)=0);[.$A22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IF(OR(MOD([.$A224];3)=0;MOD([.$A224];5)=0);[.$A22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IF(OR(MOD([.$A225];3)=0;MOD([.$A225];5)=0);[.$A225];0)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IF(OR(MOD([.$A226];3)=0;MOD([.$A226];5)=0);[.$A22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IF(OR(MOD([.$A227];3)=0;MOD([.$A227];5)=0);[.$A22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IF(OR(MOD([.$A228];3)=0;MOD([.$A228];5)=0);[.$A228];0)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IF(OR(MOD([.$A229];3)=0;MOD([.$A229];5)=0);[.$A22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IF(OR(MOD([.$A230];3)=0;MOD([.$A230];5)=0);[.$A230];0)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IF(OR(MOD([.$A231];3)=0;MOD([.$A231];5)=0);[.$A231];0)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IF(OR(MOD([.$A232];3)=0;MOD([.$A232];5)=0);[.$A23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IF(OR(MOD([.$A233];3)=0;MOD([.$A233];5)=0);[.$A23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IF(OR(MOD([.$A234];3)=0;MOD([.$A234];5)=0);[.$A234];0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IF(OR(MOD([.$A235];3)=0;MOD([.$A235];5)=0);[.$A235];0)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IF(OR(MOD([.$A236];3)=0;MOD([.$A236];5)=0);[.$A23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IF(OR(MOD([.$A237];3)=0;MOD([.$A237];5)=0);[.$A237];0)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IF(OR(MOD([.$A238];3)=0;MOD([.$A238];5)=0);[.$A23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IF(OR(MOD([.$A239];3)=0;MOD([.$A239];5)=0);[.$A23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IF(OR(MOD([.$A240];3)=0;MOD([.$A240];5)=0);[.$A240];0)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IF(OR(MOD([.$A241];3)=0;MOD([.$A241];5)=0);[.$A24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IF(OR(MOD([.$A242];3)=0;MOD([.$A242];5)=0);[.$A24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IF(OR(MOD([.$A243];3)=0;MOD([.$A243];5)=0);[.$A243];0)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IF(OR(MOD([.$A244];3)=0;MOD([.$A244];5)=0);[.$A24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IF(OR(MOD([.$A245];3)=0;MOD([.$A245];5)=0);[.$A245];0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IF(OR(MOD([.$A246];3)=0;MOD([.$A246];5)=0);[.$A246];0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IF(OR(MOD([.$A247];3)=0;MOD([.$A247];5)=0);[.$A24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IF(OR(MOD([.$A248];3)=0;MOD([.$A248];5)=0);[.$A24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IF(OR(MOD([.$A249];3)=0;MOD([.$A249];5)=0);[.$A249];0)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IF(OR(MOD([.$A250];3)=0;MOD([.$A250];5)=0);[.$A250];0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IF(OR(MOD([.$A251];3)=0;MOD([.$A251];5)=0);[.$A25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IF(OR(MOD([.$A252];3)=0;MOD([.$A252];5)=0);[.$A252];0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IF(OR(MOD([.$A253];3)=0;MOD([.$A253];5)=0);[.$A25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IF(OR(MOD([.$A254];3)=0;MOD([.$A254];5)=0);[.$A25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IF(OR(MOD([.$A255];3)=0;MOD([.$A255];5)=0);[.$A255];0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IF(OR(MOD([.$A256];3)=0;MOD([.$A256];5)=0);[.$A25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IF(OR(MOD([.$A257];3)=0;MOD([.$A257];5)=0);[.$A25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IF(OR(MOD([.$A258];3)=0;MOD([.$A258];5)=0);[.$A258];0)"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OR(MOD([.$A259];3)=0;MOD([.$A259];5)=0);[.$A25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IF(OR(MOD([.$A260];3)=0;MOD([.$A260];5)=0);[.$A260];0)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IF(OR(MOD([.$A261];3)=0;MOD([.$A261];5)=0);[.$A261];0)"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IF(OR(MOD([.$A262];3)=0;MOD([.$A262];5)=0);[.$A26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IF(OR(MOD([.$A263];3)=0;MOD([.$A263];5)=0);[.$A26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IF(OR(MOD([.$A264];3)=0;MOD([.$A264];5)=0);[.$A264];0)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IF(OR(MOD([.$A265];3)=0;MOD([.$A265];5)=0);[.$A265];0)"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IF(OR(MOD([.$A266];3)=0;MOD([.$A266];5)=0);[.$A26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IF(OR(MOD([.$A267];3)=0;MOD([.$A267];5)=0);[.$A267];0)"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IF(OR(MOD([.$A268];3)=0;MOD([.$A268];5)=0);[.$A26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IF(OR(MOD([.$A269];3)=0;MOD([.$A269];5)=0);[.$A26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IF(OR(MOD([.$A270];3)=0;MOD([.$A270];5)=0);[.$A270];0)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IF(OR(MOD([.$A271];3)=0;MOD([.$A271];5)=0);[.$A27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IF(OR(MOD([.$A272];3)=0;MOD([.$A272];5)=0);[.$A27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IF(OR(MOD([.$A273];3)=0;MOD([.$A273];5)=0);[.$A273];0)"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IF(OR(MOD([.$A274];3)=0;MOD([.$A274];5)=0);[.$A27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IF(OR(MOD([.$A275];3)=0;MOD([.$A275];5)=0);[.$A275];0)"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IF(OR(MOD([.$A276];3)=0;MOD([.$A276];5)=0);[.$A276];0)"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IF(OR(MOD([.$A277];3)=0;MOD([.$A277];5)=0);[.$A27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IF(OR(MOD([.$A278];3)=0;MOD([.$A278];5)=0);[.$A27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IF(OR(MOD([.$A279];3)=0;MOD([.$A279];5)=0);[.$A279];0)"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IF(OR(MOD([.$A280];3)=0;MOD([.$A280];5)=0);[.$A280];0)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IF(OR(MOD([.$A281];3)=0;MOD([.$A281];5)=0);[.$A28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IF(OR(MOD([.$A282];3)=0;MOD([.$A282];5)=0);[.$A282];0)"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IF(OR(MOD([.$A283];3)=0;MOD([.$A283];5)=0);[.$A28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IF(OR(MOD([.$A284];3)=0;MOD([.$A284];5)=0);[.$A28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IF(OR(MOD([.$A285];3)=0;MOD([.$A285];5)=0);[.$A285];0)"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IF(OR(MOD([.$A286];3)=0;MOD([.$A286];5)=0);[.$A28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IF(OR(MOD([.$A287];3)=0;MOD([.$A287];5)=0);[.$A28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IF(OR(MOD([.$A288];3)=0;MOD([.$A288];5)=0);[.$A288];0)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IF(OR(MOD([.$A289];3)=0;MOD([.$A289];5)=0);[.$A28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IF(OR(MOD([.$A290];3)=0;MOD([.$A290];5)=0);[.$A290];0)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IF(OR(MOD([.$A291];3)=0;MOD([.$A291];5)=0);[.$A291];0)"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IF(OR(MOD([.$A292];3)=0;MOD([.$A292];5)=0);[.$A29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IF(OR(MOD([.$A293];3)=0;MOD([.$A293];5)=0);[.$A29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IF(OR(MOD([.$A294];3)=0;MOD([.$A294];5)=0);[.$A294];0)"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IF(OR(MOD([.$A295];3)=0;MOD([.$A295];5)=0);[.$A295];0)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IF(OR(MOD([.$A296];3)=0;MOD([.$A296];5)=0);[.$A29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IF(OR(MOD([.$A297];3)=0;MOD([.$A297];5)=0);[.$A297];0)"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IF(OR(MOD([.$A298];3)=0;MOD([.$A298];5)=0);[.$A29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IF(OR(MOD([.$A299];3)=0;MOD([.$A299];5)=0);[.$A29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IF(OR(MOD([.$A300];3)=0;MOD([.$A300];5)=0);[.$A300];0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IF(OR(MOD([.$A301];3)=0;MOD([.$A301];5)=0);[.$A30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IF(OR(MOD([.$A302];3)=0;MOD([.$A302];5)=0);[.$A30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IF(OR(MOD([.$A303];3)=0;MOD([.$A303];5)=0);[.$A303];0)"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IF(OR(MOD([.$A304];3)=0;MOD([.$A304];5)=0);[.$A30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IF(OR(MOD([.$A305];3)=0;MOD([.$A305];5)=0);[.$A305];0)"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IF(OR(MOD([.$A306];3)=0;MOD([.$A306];5)=0);[.$A306];0)"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IF(OR(MOD([.$A307];3)=0;MOD([.$A307];5)=0);[.$A30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IF(OR(MOD([.$A308];3)=0;MOD([.$A308];5)=0);[.$A30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IF(OR(MOD([.$A309];3)=0;MOD([.$A309];5)=0);[.$A309];0)"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IF(OR(MOD([.$A310];3)=0;MOD([.$A310];5)=0);[.$A310];0)"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IF(OR(MOD([.$A311];3)=0;MOD([.$A311];5)=0);[.$A31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IF(OR(MOD([.$A312];3)=0;MOD([.$A312];5)=0);[.$A312];0)"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IF(OR(MOD([.$A313];3)=0;MOD([.$A313];5)=0);[.$A31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IF(OR(MOD([.$A314];3)=0;MOD([.$A314];5)=0);[.$A31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IF(OR(MOD([.$A315];3)=0;MOD([.$A315];5)=0);[.$A315];0)"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IF(OR(MOD([.$A316];3)=0;MOD([.$A316];5)=0);[.$A31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IF(OR(MOD([.$A317];3)=0;MOD([.$A317];5)=0);[.$A31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IF(OR(MOD([.$A318];3)=0;MOD([.$A318];5)=0);[.$A318];0)"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IF(OR(MOD([.$A319];3)=0;MOD([.$A319];5)=0);[.$A31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IF(OR(MOD([.$A320];3)=0;MOD([.$A320];5)=0);[.$A320];0)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IF(OR(MOD([.$A321];3)=0;MOD([.$A321];5)=0);[.$A321];0)"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IF(OR(MOD([.$A322];3)=0;MOD([.$A322];5)=0);[.$A32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IF(OR(MOD([.$A323];3)=0;MOD([.$A323];5)=0);[.$A32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IF(OR(MOD([.$A324];3)=0;MOD([.$A324];5)=0);[.$A324];0)"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IF(OR(MOD([.$A325];3)=0;MOD([.$A325];5)=0);[.$A325];0)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IF(OR(MOD([.$A326];3)=0;MOD([.$A326];5)=0);[.$A32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IF(OR(MOD([.$A327];3)=0;MOD([.$A327];5)=0);[.$A327];0)"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IF(OR(MOD([.$A328];3)=0;MOD([.$A328];5)=0);[.$A32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IF(OR(MOD([.$A329];3)=0;MOD([.$A329];5)=0);[.$A32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IF(OR(MOD([.$A330];3)=0;MOD([.$A330];5)=0);[.$A330];0)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IF(OR(MOD([.$A331];3)=0;MOD([.$A331];5)=0);[.$A33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IF(OR(MOD([.$A332];3)=0;MOD([.$A332];5)=0);[.$A33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IF(OR(MOD([.$A333];3)=0;MOD([.$A333];5)=0);[.$A333];0)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IF(OR(MOD([.$A334];3)=0;MOD([.$A334];5)=0);[.$A33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IF(OR(MOD([.$A335];3)=0;MOD([.$A335];5)=0);[.$A335];0)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IF(OR(MOD([.$A336];3)=0;MOD([.$A336];5)=0);[.$A336];0)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IF(OR(MOD([.$A337];3)=0;MOD([.$A337];5)=0);[.$A33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IF(OR(MOD([.$A338];3)=0;MOD([.$A338];5)=0);[.$A33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IF(OR(MOD([.$A339];3)=0;MOD([.$A339];5)=0);[.$A339];0)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IF(OR(MOD([.$A340];3)=0;MOD([.$A340];5)=0);[.$A340];0)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IF(OR(MOD([.$A341];3)=0;MOD([.$A341];5)=0);[.$A34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IF(OR(MOD([.$A342];3)=0;MOD([.$A342];5)=0);[.$A342];0)"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IF(OR(MOD([.$A343];3)=0;MOD([.$A343];5)=0);[.$A34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IF(OR(MOD([.$A344];3)=0;MOD([.$A344];5)=0);[.$A34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IF(OR(MOD([.$A345];3)=0;MOD([.$A345];5)=0);[.$A345];0)"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IF(OR(MOD([.$A346];3)=0;MOD([.$A346];5)=0);[.$A34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IF(OR(MOD([.$A347];3)=0;MOD([.$A347];5)=0);[.$A34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IF(OR(MOD([.$A348];3)=0;MOD([.$A348];5)=0);[.$A348];0)"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IF(OR(MOD([.$A349];3)=0;MOD([.$A349];5)=0);[.$A34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IF(OR(MOD([.$A350];3)=0;MOD([.$A350];5)=0);[.$A350];0)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IF(OR(MOD([.$A351];3)=0;MOD([.$A351];5)=0);[.$A351];0)"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IF(OR(MOD([.$A352];3)=0;MOD([.$A352];5)=0);[.$A35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IF(OR(MOD([.$A353];3)=0;MOD([.$A353];5)=0);[.$A35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IF(OR(MOD([.$A354];3)=0;MOD([.$A354];5)=0);[.$A354];0)"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IF(OR(MOD([.$A355];3)=0;MOD([.$A355];5)=0);[.$A355];0)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IF(OR(MOD([.$A356];3)=0;MOD([.$A356];5)=0);[.$A35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IF(OR(MOD([.$A357];3)=0;MOD([.$A357];5)=0);[.$A357];0)"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IF(OR(MOD([.$A358];3)=0;MOD([.$A358];5)=0);[.$A35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IF(OR(MOD([.$A359];3)=0;MOD([.$A359];5)=0);[.$A35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IF(OR(MOD([.$A360];3)=0;MOD([.$A360];5)=0);[.$A360];0)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IF(OR(MOD([.$A361];3)=0;MOD([.$A361];5)=0);[.$A36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IF(OR(MOD([.$A362];3)=0;MOD([.$A362];5)=0);[.$A36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IF(OR(MOD([.$A363];3)=0;MOD([.$A363];5)=0);[.$A363];0)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IF(OR(MOD([.$A364];3)=0;MOD([.$A364];5)=0);[.$A36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IF(OR(MOD([.$A365];3)=0;MOD([.$A365];5)=0);[.$A365];0)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IF(OR(MOD([.$A366];3)=0;MOD([.$A366];5)=0);[.$A366];0)"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IF(OR(MOD([.$A367];3)=0;MOD([.$A367];5)=0);[.$A36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IF(OR(MOD([.$A368];3)=0;MOD([.$A368];5)=0);[.$A36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IF(OR(MOD([.$A369];3)=0;MOD([.$A369];5)=0);[.$A369];0)"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IF(OR(MOD([.$A370];3)=0;MOD([.$A370];5)=0);[.$A370];0)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IF(OR(MOD([.$A371];3)=0;MOD([.$A371];5)=0);[.$A37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IF(OR(MOD([.$A372];3)=0;MOD([.$A372];5)=0);[.$A372];0)"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IF(OR(MOD([.$A373];3)=0;MOD([.$A373];5)=0);[.$A37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IF(OR(MOD([.$A374];3)=0;MOD([.$A374];5)=0);[.$A37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IF(OR(MOD([.$A375];3)=0;MOD([.$A375];5)=0);[.$A375];0)"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IF(OR(MOD([.$A376];3)=0;MOD([.$A376];5)=0);[.$A37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IF(OR(MOD([.$A377];3)=0;MOD([.$A377];5)=0);[.$A37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IF(OR(MOD([.$A378];3)=0;MOD([.$A378];5)=0);[.$A378];0)"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IF(OR(MOD([.$A379];3)=0;MOD([.$A379];5)=0);[.$A37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IF(OR(MOD([.$A380];3)=0;MOD([.$A380];5)=0);[.$A380];0)"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IF(OR(MOD([.$A381];3)=0;MOD([.$A381];5)=0);[.$A381];0)"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IF(OR(MOD([.$A382];3)=0;MOD([.$A382];5)=0);[.$A38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IF(OR(MOD([.$A383];3)=0;MOD([.$A383];5)=0);[.$A38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IF(OR(MOD([.$A384];3)=0;MOD([.$A384];5)=0);[.$A384];0)"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IF(OR(MOD([.$A385];3)=0;MOD([.$A385];5)=0);[.$A385];0)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IF(OR(MOD([.$A386];3)=0;MOD([.$A386];5)=0);[.$A38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IF(OR(MOD([.$A387];3)=0;MOD([.$A387];5)=0);[.$A387];0)"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IF(OR(MOD([.$A388];3)=0;MOD([.$A388];5)=0);[.$A38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IF(OR(MOD([.$A389];3)=0;MOD([.$A389];5)=0);[.$A38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IF(OR(MOD([.$A390];3)=0;MOD([.$A390];5)=0);[.$A390];0)"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IF(OR(MOD([.$A391];3)=0;MOD([.$A391];5)=0);[.$A39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IF(OR(MOD([.$A392];3)=0;MOD([.$A392];5)=0);[.$A39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IF(OR(MOD([.$A393];3)=0;MOD([.$A393];5)=0);[.$A393];0)"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IF(OR(MOD([.$A394];3)=0;MOD([.$A394];5)=0);[.$A39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IF(OR(MOD([.$A395];3)=0;MOD([.$A395];5)=0);[.$A395];0)"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IF(OR(MOD([.$A396];3)=0;MOD([.$A396];5)=0);[.$A396];0)"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IF(OR(MOD([.$A397];3)=0;MOD([.$A397];5)=0);[.$A39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IF(OR(MOD([.$A398];3)=0;MOD([.$A398];5)=0);[.$A39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IF(OR(MOD([.$A399];3)=0;MOD([.$A399];5)=0);[.$A399];0)"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IF(OR(MOD([.$A400];3)=0;MOD([.$A400];5)=0);[.$A400];0)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IF(OR(MOD([.$A401];3)=0;MOD([.$A401];5)=0);[.$A40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IF(OR(MOD([.$A402];3)=0;MOD([.$A402];5)=0);[.$A402];0)"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IF(OR(MOD([.$A403];3)=0;MOD([.$A403];5)=0);[.$A40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IF(OR(MOD([.$A404];3)=0;MOD([.$A404];5)=0);[.$A40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IF(OR(MOD([.$A405];3)=0;MOD([.$A405];5)=0);[.$A405];0)"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IF(OR(MOD([.$A406];3)=0;MOD([.$A406];5)=0);[.$A40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IF(OR(MOD([.$A407];3)=0;MOD([.$A407];5)=0);[.$A40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IF(OR(MOD([.$A408];3)=0;MOD([.$A408];5)=0);[.$A408];0)"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IF(OR(MOD([.$A409];3)=0;MOD([.$A409];5)=0);[.$A40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IF(OR(MOD([.$A410];3)=0;MOD([.$A410];5)=0);[.$A410];0)"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IF(OR(MOD([.$A411];3)=0;MOD([.$A411];5)=0);[.$A411];0)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IF(OR(MOD([.$A412];3)=0;MOD([.$A412];5)=0);[.$A41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IF(OR(MOD([.$A413];3)=0;MOD([.$A413];5)=0);[.$A41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IF(OR(MOD([.$A414];3)=0;MOD([.$A414];5)=0);[.$A414];0)"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IF(OR(MOD([.$A415];3)=0;MOD([.$A415];5)=0);[.$A415];0)"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IF(OR(MOD([.$A416];3)=0;MOD([.$A416];5)=0);[.$A41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IF(OR(MOD([.$A417];3)=0;MOD([.$A417];5)=0);[.$A417];0)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IF(OR(MOD([.$A418];3)=0;MOD([.$A418];5)=0);[.$A41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IF(OR(MOD([.$A419];3)=0;MOD([.$A419];5)=0);[.$A41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IF(OR(MOD([.$A420];3)=0;MOD([.$A420];5)=0);[.$A420];0)"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IF(OR(MOD([.$A421];3)=0;MOD([.$A421];5)=0);[.$A42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IF(OR(MOD([.$A422];3)=0;MOD([.$A422];5)=0);[.$A42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IF(OR(MOD([.$A423];3)=0;MOD([.$A423];5)=0);[.$A423];0)"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IF(OR(MOD([.$A424];3)=0;MOD([.$A424];5)=0);[.$A42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IF(OR(MOD([.$A425];3)=0;MOD([.$A425];5)=0);[.$A425];0)"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IF(OR(MOD([.$A426];3)=0;MOD([.$A426];5)=0);[.$A426];0)"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IF(OR(MOD([.$A427];3)=0;MOD([.$A427];5)=0);[.$A42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IF(OR(MOD([.$A428];3)=0;MOD([.$A428];5)=0);[.$A42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IF(OR(MOD([.$A429];3)=0;MOD([.$A429];5)=0);[.$A429];0)"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IF(OR(MOD([.$A430];3)=0;MOD([.$A430];5)=0);[.$A430];0)"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IF(OR(MOD([.$A431];3)=0;MOD([.$A431];5)=0);[.$A43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IF(OR(MOD([.$A432];3)=0;MOD([.$A432];5)=0);[.$A432];0)"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IF(OR(MOD([.$A433];3)=0;MOD([.$A433];5)=0);[.$A43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IF(OR(MOD([.$A434];3)=0;MOD([.$A434];5)=0);[.$A43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IF(OR(MOD([.$A435];3)=0;MOD([.$A435];5)=0);[.$A435];0)"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IF(OR(MOD([.$A436];3)=0;MOD([.$A436];5)=0);[.$A43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IF(OR(MOD([.$A437];3)=0;MOD([.$A437];5)=0);[.$A43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IF(OR(MOD([.$A438];3)=0;MOD([.$A438];5)=0);[.$A438];0)"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IF(OR(MOD([.$A439];3)=0;MOD([.$A439];5)=0);[.$A43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IF(OR(MOD([.$A440];3)=0;MOD([.$A440];5)=0);[.$A440];0)"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IF(OR(MOD([.$A441];3)=0;MOD([.$A441];5)=0);[.$A441];0)"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IF(OR(MOD([.$A442];3)=0;MOD([.$A442];5)=0);[.$A44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IF(OR(MOD([.$A443];3)=0;MOD([.$A443];5)=0);[.$A44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IF(OR(MOD([.$A444];3)=0;MOD([.$A444];5)=0);[.$A444];0)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IF(OR(MOD([.$A445];3)=0;MOD([.$A445];5)=0);[.$A445];0)"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IF(OR(MOD([.$A446];3)=0;MOD([.$A446];5)=0);[.$A44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IF(OR(MOD([.$A447];3)=0;MOD([.$A447];5)=0);[.$A447];0)"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IF(OR(MOD([.$A448];3)=0;MOD([.$A448];5)=0);[.$A44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IF(OR(MOD([.$A449];3)=0;MOD([.$A449];5)=0);[.$A44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IF(OR(MOD([.$A450];3)=0;MOD([.$A450];5)=0);[.$A450];0)"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IF(OR(MOD([.$A451];3)=0;MOD([.$A451];5)=0);[.$A45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IF(OR(MOD([.$A452];3)=0;MOD([.$A452];5)=0);[.$A45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IF(OR(MOD([.$A453];3)=0;MOD([.$A453];5)=0);[.$A453];0)"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IF(OR(MOD([.$A454];3)=0;MOD([.$A454];5)=0);[.$A45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IF(OR(MOD([.$A455];3)=0;MOD([.$A455];5)=0);[.$A455];0)"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IF(OR(MOD([.$A456];3)=0;MOD([.$A456];5)=0);[.$A456];0)"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IF(OR(MOD([.$A457];3)=0;MOD([.$A457];5)=0);[.$A45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IF(OR(MOD([.$A458];3)=0;MOD([.$A458];5)=0);[.$A45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IF(OR(MOD([.$A459];3)=0;MOD([.$A459];5)=0);[.$A459];0)"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IF(OR(MOD([.$A460];3)=0;MOD([.$A460];5)=0);[.$A460];0)"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IF(OR(MOD([.$A461];3)=0;MOD([.$A461];5)=0);[.$A46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IF(OR(MOD([.$A462];3)=0;MOD([.$A462];5)=0);[.$A462];0)"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IF(OR(MOD([.$A463];3)=0;MOD([.$A463];5)=0);[.$A46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IF(OR(MOD([.$A464];3)=0;MOD([.$A464];5)=0);[.$A46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IF(OR(MOD([.$A465];3)=0;MOD([.$A465];5)=0);[.$A465];0)"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IF(OR(MOD([.$A466];3)=0;MOD([.$A466];5)=0);[.$A46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IF(OR(MOD([.$A467];3)=0;MOD([.$A467];5)=0);[.$A46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IF(OR(MOD([.$A468];3)=0;MOD([.$A468];5)=0);[.$A468];0)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IF(OR(MOD([.$A469];3)=0;MOD([.$A469];5)=0);[.$A46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IF(OR(MOD([.$A470];3)=0;MOD([.$A470];5)=0);[.$A470];0)"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IF(OR(MOD([.$A471];3)=0;MOD([.$A471];5)=0);[.$A471];0)"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IF(OR(MOD([.$A472];3)=0;MOD([.$A472];5)=0);[.$A47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IF(OR(MOD([.$A473];3)=0;MOD([.$A473];5)=0);[.$A47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IF(OR(MOD([.$A474];3)=0;MOD([.$A474];5)=0);[.$A474];0)"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IF(OR(MOD([.$A475];3)=0;MOD([.$A475];5)=0);[.$A475];0)"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IF(OR(MOD([.$A476];3)=0;MOD([.$A476];5)=0);[.$A47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IF(OR(MOD([.$A477];3)=0;MOD([.$A477];5)=0);[.$A477];0)"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IF(OR(MOD([.$A478];3)=0;MOD([.$A478];5)=0);[.$A47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F(OR(MOD([.$A479];3)=0;MOD([.$A479];5)=0);[.$A47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F(OR(MOD([.$A480];3)=0;MOD([.$A480];5)=0);[.$A480];0)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IF(OR(MOD([.$A481];3)=0;MOD([.$A481];5)=0);[.$A48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IF(OR(MOD([.$A482];3)=0;MOD([.$A482];5)=0);[.$A48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F(OR(MOD([.$A483];3)=0;MOD([.$A483];5)=0);[.$A483];0)"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F(OR(MOD([.$A484];3)=0;MOD([.$A484];5)=0);[.$A48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IF(OR(MOD([.$A485];3)=0;MOD([.$A485];5)=0);[.$A485];0)"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IF(OR(MOD([.$A486];3)=0;MOD([.$A486];5)=0);[.$A486];0)"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IF(OR(MOD([.$A487];3)=0;MOD([.$A487];5)=0);[.$A48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IF(OR(MOD([.$A488];3)=0;MOD([.$A488];5)=0);[.$A48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IF(OR(MOD([.$A489];3)=0;MOD([.$A489];5)=0);[.$A489];0)"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IF(OR(MOD([.$A490];3)=0;MOD([.$A490];5)=0);[.$A490];0)"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IF(OR(MOD([.$A491];3)=0;MOD([.$A491];5)=0);[.$A49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IF(OR(MOD([.$A492];3)=0;MOD([.$A492];5)=0);[.$A492];0)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IF(OR(MOD([.$A493];3)=0;MOD([.$A493];5)=0);[.$A49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IF(OR(MOD([.$A494];3)=0;MOD([.$A494];5)=0);[.$A49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IF(OR(MOD([.$A495];3)=0;MOD([.$A495];5)=0);[.$A495];0)"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IF(OR(MOD([.$A496];3)=0;MOD([.$A496];5)=0);[.$A49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IF(OR(MOD([.$A497];3)=0;MOD([.$A497];5)=0);[.$A49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IF(OR(MOD([.$A498];3)=0;MOD([.$A498];5)=0);[.$A498];0)"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IF(OR(MOD([.$A499];3)=0;MOD([.$A499];5)=0);[.$A49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IF(OR(MOD([.$A500];3)=0;MOD([.$A500];5)=0);[.$A500];0)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IF(OR(MOD([.$A501];3)=0;MOD([.$A501];5)=0);[.$A501];0)"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IF(OR(MOD([.$A502];3)=0;MOD([.$A502];5)=0);[.$A50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IF(OR(MOD([.$A503];3)=0;MOD([.$A503];5)=0);[.$A50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IF(OR(MOD([.$A504];3)=0;MOD([.$A504];5)=0);[.$A504];0)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IF(OR(MOD([.$A505];3)=0;MOD([.$A505];5)=0);[.$A505];0)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IF(OR(MOD([.$A506];3)=0;MOD([.$A506];5)=0);[.$A50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IF(OR(MOD([.$A507];3)=0;MOD([.$A507];5)=0);[.$A507];0)"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IF(OR(MOD([.$A508];3)=0;MOD([.$A508];5)=0);[.$A50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IF(OR(MOD([.$A509];3)=0;MOD([.$A509];5)=0);[.$A50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IF(OR(MOD([.$A510];3)=0;MOD([.$A510];5)=0);[.$A510];0)"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IF(OR(MOD([.$A511];3)=0;MOD([.$A511];5)=0);[.$A51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IF(OR(MOD([.$A512];3)=0;MOD([.$A512];5)=0);[.$A51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IF(OR(MOD([.$A513];3)=0;MOD([.$A513];5)=0);[.$A513];0)"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IF(OR(MOD([.$A514];3)=0;MOD([.$A514];5)=0);[.$A51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IF(OR(MOD([.$A515];3)=0;MOD([.$A515];5)=0);[.$A515];0)"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IF(OR(MOD([.$A516];3)=0;MOD([.$A516];5)=0);[.$A516];0)"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IF(OR(MOD([.$A517];3)=0;MOD([.$A517];5)=0);[.$A51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IF(OR(MOD([.$A518];3)=0;MOD([.$A518];5)=0);[.$A51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IF(OR(MOD([.$A519];3)=0;MOD([.$A519];5)=0);[.$A519];0)"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IF(OR(MOD([.$A520];3)=0;MOD([.$A520];5)=0);[.$A520];0)"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IF(OR(MOD([.$A521];3)=0;MOD([.$A521];5)=0);[.$A52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IF(OR(MOD([.$A522];3)=0;MOD([.$A522];5)=0);[.$A522];0)"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IF(OR(MOD([.$A523];3)=0;MOD([.$A523];5)=0);[.$A52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IF(OR(MOD([.$A524];3)=0;MOD([.$A524];5)=0);[.$A52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IF(OR(MOD([.$A525];3)=0;MOD([.$A525];5)=0);[.$A525];0)"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IF(OR(MOD([.$A526];3)=0;MOD([.$A526];5)=0);[.$A52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IF(OR(MOD([.$A527];3)=0;MOD([.$A527];5)=0);[.$A52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IF(OR(MOD([.$A528];3)=0;MOD([.$A528];5)=0);[.$A528];0)"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IF(OR(MOD([.$A529];3)=0;MOD([.$A529];5)=0);[.$A52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IF(OR(MOD([.$A530];3)=0;MOD([.$A530];5)=0);[.$A530];0)"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IF(OR(MOD([.$A531];3)=0;MOD([.$A531];5)=0);[.$A531];0)"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IF(OR(MOD([.$A532];3)=0;MOD([.$A532];5)=0);[.$A53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IF(OR(MOD([.$A533];3)=0;MOD([.$A533];5)=0);[.$A53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IF(OR(MOD([.$A534];3)=0;MOD([.$A534];5)=0);[.$A534];0)"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IF(OR(MOD([.$A535];3)=0;MOD([.$A535];5)=0);[.$A535];0)"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IF(OR(MOD([.$A536];3)=0;MOD([.$A536];5)=0);[.$A53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IF(OR(MOD([.$A537];3)=0;MOD([.$A537];5)=0);[.$A537];0)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IF(OR(MOD([.$A538];3)=0;MOD([.$A538];5)=0);[.$A53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IF(OR(MOD([.$A539];3)=0;MOD([.$A539];5)=0);[.$A53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IF(OR(MOD([.$A540];3)=0;MOD([.$A540];5)=0);[.$A540];0)"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IF(OR(MOD([.$A541];3)=0;MOD([.$A541];5)=0);[.$A54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IF(OR(MOD([.$A542];3)=0;MOD([.$A542];5)=0);[.$A54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IF(OR(MOD([.$A543];3)=0;MOD([.$A543];5)=0);[.$A543];0)"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IF(OR(MOD([.$A544];3)=0;MOD([.$A544];5)=0);[.$A54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IF(OR(MOD([.$A545];3)=0;MOD([.$A545];5)=0);[.$A545];0)"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IF(OR(MOD([.$A546];3)=0;MOD([.$A546];5)=0);[.$A546];0)"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IF(OR(MOD([.$A547];3)=0;MOD([.$A547];5)=0);[.$A54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IF(OR(MOD([.$A548];3)=0;MOD([.$A548];5)=0);[.$A54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IF(OR(MOD([.$A549];3)=0;MOD([.$A549];5)=0);[.$A549];0)"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IF(OR(MOD([.$A550];3)=0;MOD([.$A550];5)=0);[.$A550];0)"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IF(OR(MOD([.$A551];3)=0;MOD([.$A551];5)=0);[.$A55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IF(OR(MOD([.$A552];3)=0;MOD([.$A552];5)=0);[.$A552];0)"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IF(OR(MOD([.$A553];3)=0;MOD([.$A553];5)=0);[.$A55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IF(OR(MOD([.$A554];3)=0;MOD([.$A554];5)=0);[.$A55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IF(OR(MOD([.$A555];3)=0;MOD([.$A555];5)=0);[.$A555];0)"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IF(OR(MOD([.$A556];3)=0;MOD([.$A556];5)=0);[.$A55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IF(OR(MOD([.$A557];3)=0;MOD([.$A557];5)=0);[.$A55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IF(OR(MOD([.$A558];3)=0;MOD([.$A558];5)=0);[.$A558];0)"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IF(OR(MOD([.$A559];3)=0;MOD([.$A559];5)=0);[.$A55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IF(OR(MOD([.$A560];3)=0;MOD([.$A560];5)=0);[.$A560];0)"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IF(OR(MOD([.$A561];3)=0;MOD([.$A561];5)=0);[.$A561];0)"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IF(OR(MOD([.$A562];3)=0;MOD([.$A562];5)=0);[.$A56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IF(OR(MOD([.$A563];3)=0;MOD([.$A563];5)=0);[.$A56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IF(OR(MOD([.$A564];3)=0;MOD([.$A564];5)=0);[.$A564];0)"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IF(OR(MOD([.$A565];3)=0;MOD([.$A565];5)=0);[.$A565];0)"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IF(OR(MOD([.$A566];3)=0;MOD([.$A566];5)=0);[.$A56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IF(OR(MOD([.$A567];3)=0;MOD([.$A567];5)=0);[.$A567];0)"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IF(OR(MOD([.$A568];3)=0;MOD([.$A568];5)=0);[.$A56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IF(OR(MOD([.$A569];3)=0;MOD([.$A569];5)=0);[.$A56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IF(OR(MOD([.$A570];3)=0;MOD([.$A570];5)=0);[.$A570];0)"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IF(OR(MOD([.$A571];3)=0;MOD([.$A571];5)=0);[.$A57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IF(OR(MOD([.$A572];3)=0;MOD([.$A572];5)=0);[.$A57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IF(OR(MOD([.$A573];3)=0;MOD([.$A573];5)=0);[.$A573];0)"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IF(OR(MOD([.$A574];3)=0;MOD([.$A574];5)=0);[.$A57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IF(OR(MOD([.$A575];3)=0;MOD([.$A575];5)=0);[.$A575];0)"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IF(OR(MOD([.$A576];3)=0;MOD([.$A576];5)=0);[.$A576];0)"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IF(OR(MOD([.$A577];3)=0;MOD([.$A577];5)=0);[.$A57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IF(OR(MOD([.$A578];3)=0;MOD([.$A578];5)=0);[.$A57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IF(OR(MOD([.$A579];3)=0;MOD([.$A579];5)=0);[.$A579];0)"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IF(OR(MOD([.$A580];3)=0;MOD([.$A580];5)=0);[.$A580];0)"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IF(OR(MOD([.$A581];3)=0;MOD([.$A581];5)=0);[.$A58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IF(OR(MOD([.$A582];3)=0;MOD([.$A582];5)=0);[.$A582];0)"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IF(OR(MOD([.$A583];3)=0;MOD([.$A583];5)=0);[.$A58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IF(OR(MOD([.$A584];3)=0;MOD([.$A584];5)=0);[.$A58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IF(OR(MOD([.$A585];3)=0;MOD([.$A585];5)=0);[.$A585];0)"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IF(OR(MOD([.$A586];3)=0;MOD([.$A586];5)=0);[.$A58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IF(OR(MOD([.$A587];3)=0;MOD([.$A587];5)=0);[.$A58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IF(OR(MOD([.$A588];3)=0;MOD([.$A588];5)=0);[.$A588];0)"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IF(OR(MOD([.$A589];3)=0;MOD([.$A589];5)=0);[.$A58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IF(OR(MOD([.$A590];3)=0;MOD([.$A590];5)=0);[.$A590];0)"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IF(OR(MOD([.$A591];3)=0;MOD([.$A591];5)=0);[.$A591];0)"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IF(OR(MOD([.$A592];3)=0;MOD([.$A592];5)=0);[.$A59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IF(OR(MOD([.$A593];3)=0;MOD([.$A593];5)=0);[.$A59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IF(OR(MOD([.$A594];3)=0;MOD([.$A594];5)=0);[.$A594];0)"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IF(OR(MOD([.$A595];3)=0;MOD([.$A595];5)=0);[.$A595];0)"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IF(OR(MOD([.$A596];3)=0;MOD([.$A596];5)=0);[.$A59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IF(OR(MOD([.$A597];3)=0;MOD([.$A597];5)=0);[.$A597];0)"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IF(OR(MOD([.$A598];3)=0;MOD([.$A598];5)=0);[.$A59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IF(OR(MOD([.$A599];3)=0;MOD([.$A599];5)=0);[.$A59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IF(OR(MOD([.$A600];3)=0;MOD([.$A600];5)=0);[.$A600];0)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IF(OR(MOD([.$A601];3)=0;MOD([.$A601];5)=0);[.$A60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IF(OR(MOD([.$A602];3)=0;MOD([.$A602];5)=0);[.$A60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IF(OR(MOD([.$A603];3)=0;MOD([.$A603];5)=0);[.$A603];0)"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IF(OR(MOD([.$A604];3)=0;MOD([.$A604];5)=0);[.$A60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IF(OR(MOD([.$A605];3)=0;MOD([.$A605];5)=0);[.$A605];0)"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IF(OR(MOD([.$A606];3)=0;MOD([.$A606];5)=0);[.$A606];0)"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IF(OR(MOD([.$A607];3)=0;MOD([.$A607];5)=0);[.$A60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IF(OR(MOD([.$A608];3)=0;MOD([.$A608];5)=0);[.$A60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IF(OR(MOD([.$A609];3)=0;MOD([.$A609];5)=0);[.$A609];0)"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IF(OR(MOD([.$A610];3)=0;MOD([.$A610];5)=0);[.$A610];0)"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IF(OR(MOD([.$A611];3)=0;MOD([.$A611];5)=0);[.$A61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IF(OR(MOD([.$A612];3)=0;MOD([.$A612];5)=0);[.$A612];0)"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IF(OR(MOD([.$A613];3)=0;MOD([.$A613];5)=0);[.$A61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IF(OR(MOD([.$A614];3)=0;MOD([.$A614];5)=0);[.$A61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IF(OR(MOD([.$A615];3)=0;MOD([.$A615];5)=0);[.$A615];0)"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IF(OR(MOD([.$A616];3)=0;MOD([.$A616];5)=0);[.$A61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IF(OR(MOD([.$A617];3)=0;MOD([.$A617];5)=0);[.$A61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IF(OR(MOD([.$A618];3)=0;MOD([.$A618];5)=0);[.$A618];0)"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IF(OR(MOD([.$A619];3)=0;MOD([.$A619];5)=0);[.$A61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IF(OR(MOD([.$A620];3)=0;MOD([.$A620];5)=0);[.$A620];0)"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IF(OR(MOD([.$A621];3)=0;MOD([.$A621];5)=0);[.$A621];0)"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IF(OR(MOD([.$A622];3)=0;MOD([.$A622];5)=0);[.$A62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IF(OR(MOD([.$A623];3)=0;MOD([.$A623];5)=0);[.$A62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IF(OR(MOD([.$A624];3)=0;MOD([.$A624];5)=0);[.$A624];0)"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IF(OR(MOD([.$A625];3)=0;MOD([.$A625];5)=0);[.$A625];0)"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IF(OR(MOD([.$A626];3)=0;MOD([.$A626];5)=0);[.$A62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IF(OR(MOD([.$A627];3)=0;MOD([.$A627];5)=0);[.$A627];0)"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IF(OR(MOD([.$A628];3)=0;MOD([.$A628];5)=0);[.$A62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IF(OR(MOD([.$A629];3)=0;MOD([.$A629];5)=0);[.$A62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IF(OR(MOD([.$A630];3)=0;MOD([.$A630];5)=0);[.$A630];0)"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IF(OR(MOD([.$A631];3)=0;MOD([.$A631];5)=0);[.$A63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IF(OR(MOD([.$A632];3)=0;MOD([.$A632];5)=0);[.$A63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IF(OR(MOD([.$A633];3)=0;MOD([.$A633];5)=0);[.$A633];0)"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IF(OR(MOD([.$A634];3)=0;MOD([.$A634];5)=0);[.$A63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IF(OR(MOD([.$A635];3)=0;MOD([.$A635];5)=0);[.$A635];0)"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IF(OR(MOD([.$A636];3)=0;MOD([.$A636];5)=0);[.$A636];0)"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IF(OR(MOD([.$A637];3)=0;MOD([.$A637];5)=0);[.$A63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IF(OR(MOD([.$A638];3)=0;MOD([.$A638];5)=0);[.$A63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IF(OR(MOD([.$A639];3)=0;MOD([.$A639];5)=0);[.$A639];0)"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IF(OR(MOD([.$A640];3)=0;MOD([.$A640];5)=0);[.$A640];0)"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IF(OR(MOD([.$A641];3)=0;MOD([.$A641];5)=0);[.$A64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IF(OR(MOD([.$A642];3)=0;MOD([.$A642];5)=0);[.$A642];0)"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IF(OR(MOD([.$A643];3)=0;MOD([.$A643];5)=0);[.$A64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IF(OR(MOD([.$A644];3)=0;MOD([.$A644];5)=0);[.$A64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IF(OR(MOD([.$A645];3)=0;MOD([.$A645];5)=0);[.$A645];0)"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IF(OR(MOD([.$A646];3)=0;MOD([.$A646];5)=0);[.$A64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IF(OR(MOD([.$A647];3)=0;MOD([.$A647];5)=0);[.$A64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IF(OR(MOD([.$A648];3)=0;MOD([.$A648];5)=0);[.$A648];0)"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IF(OR(MOD([.$A649];3)=0;MOD([.$A649];5)=0);[.$A64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IF(OR(MOD([.$A650];3)=0;MOD([.$A650];5)=0);[.$A650];0)"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IF(OR(MOD([.$A651];3)=0;MOD([.$A651];5)=0);[.$A651];0)"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IF(OR(MOD([.$A652];3)=0;MOD([.$A652];5)=0);[.$A65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IF(OR(MOD([.$A653];3)=0;MOD([.$A653];5)=0);[.$A65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IF(OR(MOD([.$A654];3)=0;MOD([.$A654];5)=0);[.$A654];0)"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IF(OR(MOD([.$A655];3)=0;MOD([.$A655];5)=0);[.$A655];0)"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IF(OR(MOD([.$A656];3)=0;MOD([.$A656];5)=0);[.$A65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IF(OR(MOD([.$A657];3)=0;MOD([.$A657];5)=0);[.$A657];0)"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IF(OR(MOD([.$A658];3)=0;MOD([.$A658];5)=0);[.$A65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IF(OR(MOD([.$A659];3)=0;MOD([.$A659];5)=0);[.$A65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IF(OR(MOD([.$A660];3)=0;MOD([.$A660];5)=0);[.$A660];0)"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IF(OR(MOD([.$A661];3)=0;MOD([.$A661];5)=0);[.$A66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IF(OR(MOD([.$A662];3)=0;MOD([.$A662];5)=0);[.$A66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IF(OR(MOD([.$A663];3)=0;MOD([.$A663];5)=0);[.$A663];0)"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IF(OR(MOD([.$A664];3)=0;MOD([.$A664];5)=0);[.$A66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IF(OR(MOD([.$A665];3)=0;MOD([.$A665];5)=0);[.$A665];0)"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IF(OR(MOD([.$A666];3)=0;MOD([.$A666];5)=0);[.$A666];0)"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IF(OR(MOD([.$A667];3)=0;MOD([.$A667];5)=0);[.$A66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IF(OR(MOD([.$A668];3)=0;MOD([.$A668];5)=0);[.$A66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IF(OR(MOD([.$A669];3)=0;MOD([.$A669];5)=0);[.$A669];0)"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IF(OR(MOD([.$A670];3)=0;MOD([.$A670];5)=0);[.$A670];0)"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IF(OR(MOD([.$A671];3)=0;MOD([.$A671];5)=0);[.$A67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IF(OR(MOD([.$A672];3)=0;MOD([.$A672];5)=0);[.$A672];0)"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IF(OR(MOD([.$A673];3)=0;MOD([.$A673];5)=0);[.$A67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IF(OR(MOD([.$A674];3)=0;MOD([.$A674];5)=0);[.$A67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IF(OR(MOD([.$A675];3)=0;MOD([.$A675];5)=0);[.$A675];0)"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IF(OR(MOD([.$A676];3)=0;MOD([.$A676];5)=0);[.$A67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IF(OR(MOD([.$A677];3)=0;MOD([.$A677];5)=0);[.$A67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IF(OR(MOD([.$A678];3)=0;MOD([.$A678];5)=0);[.$A678];0)"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IF(OR(MOD([.$A679];3)=0;MOD([.$A679];5)=0);[.$A67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IF(OR(MOD([.$A680];3)=0;MOD([.$A680];5)=0);[.$A680];0)"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IF(OR(MOD([.$A681];3)=0;MOD([.$A681];5)=0);[.$A681];0)"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IF(OR(MOD([.$A682];3)=0;MOD([.$A682];5)=0);[.$A68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IF(OR(MOD([.$A683];3)=0;MOD([.$A683];5)=0);[.$A68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IF(OR(MOD([.$A684];3)=0;MOD([.$A684];5)=0);[.$A684];0)"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IF(OR(MOD([.$A685];3)=0;MOD([.$A685];5)=0);[.$A685];0)"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IF(OR(MOD([.$A686];3)=0;MOD([.$A686];5)=0);[.$A68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IF(OR(MOD([.$A687];3)=0;MOD([.$A687];5)=0);[.$A687];0)"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IF(OR(MOD([.$A688];3)=0;MOD([.$A688];5)=0);[.$A68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IF(OR(MOD([.$A689];3)=0;MOD([.$A689];5)=0);[.$A68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IF(OR(MOD([.$A690];3)=0;MOD([.$A690];5)=0);[.$A690];0)"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IF(OR(MOD([.$A691];3)=0;MOD([.$A691];5)=0);[.$A69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IF(OR(MOD([.$A692];3)=0;MOD([.$A692];5)=0);[.$A69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IF(OR(MOD([.$A693];3)=0;MOD([.$A693];5)=0);[.$A693];0)"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IF(OR(MOD([.$A694];3)=0;MOD([.$A694];5)=0);[.$A69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IF(OR(MOD([.$A695];3)=0;MOD([.$A695];5)=0);[.$A695];0)"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IF(OR(MOD([.$A696];3)=0;MOD([.$A696];5)=0);[.$A696];0)"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IF(OR(MOD([.$A697];3)=0;MOD([.$A697];5)=0);[.$A69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IF(OR(MOD([.$A698];3)=0;MOD([.$A698];5)=0);[.$A69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IF(OR(MOD([.$A699];3)=0;MOD([.$A699];5)=0);[.$A699];0)"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IF(OR(MOD([.$A700];3)=0;MOD([.$A700];5)=0);[.$A700];0)"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IF(OR(MOD([.$A701];3)=0;MOD([.$A701];5)=0);[.$A70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IF(OR(MOD([.$A702];3)=0;MOD([.$A702];5)=0);[.$A702];0)"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IF(OR(MOD([.$A703];3)=0;MOD([.$A703];5)=0);[.$A70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IF(OR(MOD([.$A704];3)=0;MOD([.$A704];5)=0);[.$A70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IF(OR(MOD([.$A705];3)=0;MOD([.$A705];5)=0);[.$A705];0)"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IF(OR(MOD([.$A706];3)=0;MOD([.$A706];5)=0);[.$A70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IF(OR(MOD([.$A707];3)=0;MOD([.$A707];5)=0);[.$A70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IF(OR(MOD([.$A708];3)=0;MOD([.$A708];5)=0);[.$A708];0)"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IF(OR(MOD([.$A709];3)=0;MOD([.$A709];5)=0);[.$A70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IF(OR(MOD([.$A710];3)=0;MOD([.$A710];5)=0);[.$A710];0)"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IF(OR(MOD([.$A711];3)=0;MOD([.$A711];5)=0);[.$A711];0)"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IF(OR(MOD([.$A712];3)=0;MOD([.$A712];5)=0);[.$A71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IF(OR(MOD([.$A713];3)=0;MOD([.$A713];5)=0);[.$A71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IF(OR(MOD([.$A714];3)=0;MOD([.$A714];5)=0);[.$A714];0)"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IF(OR(MOD([.$A715];3)=0;MOD([.$A715];5)=0);[.$A715];0)"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IF(OR(MOD([.$A716];3)=0;MOD([.$A716];5)=0);[.$A71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IF(OR(MOD([.$A717];3)=0;MOD([.$A717];5)=0);[.$A717];0)"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IF(OR(MOD([.$A718];3)=0;MOD([.$A718];5)=0);[.$A71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IF(OR(MOD([.$A719];3)=0;MOD([.$A719];5)=0);[.$A71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IF(OR(MOD([.$A720];3)=0;MOD([.$A720];5)=0);[.$A720];0)"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IF(OR(MOD([.$A721];3)=0;MOD([.$A721];5)=0);[.$A72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IF(OR(MOD([.$A722];3)=0;MOD([.$A722];5)=0);[.$A72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IF(OR(MOD([.$A723];3)=0;MOD([.$A723];5)=0);[.$A723];0)"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IF(OR(MOD([.$A724];3)=0;MOD([.$A724];5)=0);[.$A72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IF(OR(MOD([.$A725];3)=0;MOD([.$A725];5)=0);[.$A725];0)"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IF(OR(MOD([.$A726];3)=0;MOD([.$A726];5)=0);[.$A726];0)"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IF(OR(MOD([.$A727];3)=0;MOD([.$A727];5)=0);[.$A72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IF(OR(MOD([.$A728];3)=0;MOD([.$A728];5)=0);[.$A72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IF(OR(MOD([.$A729];3)=0;MOD([.$A729];5)=0);[.$A729];0)"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IF(OR(MOD([.$A730];3)=0;MOD([.$A730];5)=0);[.$A730];0)"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IF(OR(MOD([.$A731];3)=0;MOD([.$A731];5)=0);[.$A73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IF(OR(MOD([.$A732];3)=0;MOD([.$A732];5)=0);[.$A732];0)"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IF(OR(MOD([.$A733];3)=0;MOD([.$A733];5)=0);[.$A73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IF(OR(MOD([.$A734];3)=0;MOD([.$A734];5)=0);[.$A73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IF(OR(MOD([.$A735];3)=0;MOD([.$A735];5)=0);[.$A735];0)"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IF(OR(MOD([.$A736];3)=0;MOD([.$A736];5)=0);[.$A73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IF(OR(MOD([.$A737];3)=0;MOD([.$A737];5)=0);[.$A73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IF(OR(MOD([.$A738];3)=0;MOD([.$A738];5)=0);[.$A738];0)"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IF(OR(MOD([.$A739];3)=0;MOD([.$A739];5)=0);[.$A73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IF(OR(MOD([.$A740];3)=0;MOD([.$A740];5)=0);[.$A740];0)"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IF(OR(MOD([.$A741];3)=0;MOD([.$A741];5)=0);[.$A741];0)"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IF(OR(MOD([.$A742];3)=0;MOD([.$A742];5)=0);[.$A74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IF(OR(MOD([.$A743];3)=0;MOD([.$A743];5)=0);[.$A74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IF(OR(MOD([.$A744];3)=0;MOD([.$A744];5)=0);[.$A744];0)"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IF(OR(MOD([.$A745];3)=0;MOD([.$A745];5)=0);[.$A745];0)"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IF(OR(MOD([.$A746];3)=0;MOD([.$A746];5)=0);[.$A74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IF(OR(MOD([.$A747];3)=0;MOD([.$A747];5)=0);[.$A747];0)"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IF(OR(MOD([.$A748];3)=0;MOD([.$A748];5)=0);[.$A74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IF(OR(MOD([.$A749];3)=0;MOD([.$A749];5)=0);[.$A74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IF(OR(MOD([.$A750];3)=0;MOD([.$A750];5)=0);[.$A750];0)"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IF(OR(MOD([.$A751];3)=0;MOD([.$A751];5)=0);[.$A75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IF(OR(MOD([.$A752];3)=0;MOD([.$A752];5)=0);[.$A75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IF(OR(MOD([.$A753];3)=0;MOD([.$A753];5)=0);[.$A753];0)"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IF(OR(MOD([.$A754];3)=0;MOD([.$A754];5)=0);[.$A75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IF(OR(MOD([.$A755];3)=0;MOD([.$A755];5)=0);[.$A755];0)"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IF(OR(MOD([.$A756];3)=0;MOD([.$A756];5)=0);[.$A756];0)"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IF(OR(MOD([.$A757];3)=0;MOD([.$A757];5)=0);[.$A75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IF(OR(MOD([.$A758];3)=0;MOD([.$A758];5)=0);[.$A75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IF(OR(MOD([.$A759];3)=0;MOD([.$A759];5)=0);[.$A759];0)"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IF(OR(MOD([.$A760];3)=0;MOD([.$A760];5)=0);[.$A760];0)"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IF(OR(MOD([.$A761];3)=0;MOD([.$A761];5)=0);[.$A76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IF(OR(MOD([.$A762];3)=0;MOD([.$A762];5)=0);[.$A762];0)"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IF(OR(MOD([.$A763];3)=0;MOD([.$A763];5)=0);[.$A76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IF(OR(MOD([.$A764];3)=0;MOD([.$A764];5)=0);[.$A76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IF(OR(MOD([.$A765];3)=0;MOD([.$A765];5)=0);[.$A765];0)"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IF(OR(MOD([.$A766];3)=0;MOD([.$A766];5)=0);[.$A76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IF(OR(MOD([.$A767];3)=0;MOD([.$A767];5)=0);[.$A76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IF(OR(MOD([.$A768];3)=0;MOD([.$A768];5)=0);[.$A768];0)"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IF(OR(MOD([.$A769];3)=0;MOD([.$A769];5)=0);[.$A76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IF(OR(MOD([.$A770];3)=0;MOD([.$A770];5)=0);[.$A770];0)"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IF(OR(MOD([.$A771];3)=0;MOD([.$A771];5)=0);[.$A771];0)"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IF(OR(MOD([.$A772];3)=0;MOD([.$A772];5)=0);[.$A77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IF(OR(MOD([.$A773];3)=0;MOD([.$A773];5)=0);[.$A77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IF(OR(MOD([.$A774];3)=0;MOD([.$A774];5)=0);[.$A774];0)"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IF(OR(MOD([.$A775];3)=0;MOD([.$A775];5)=0);[.$A775];0)"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IF(OR(MOD([.$A776];3)=0;MOD([.$A776];5)=0);[.$A77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IF(OR(MOD([.$A777];3)=0;MOD([.$A777];5)=0);[.$A777];0)"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IF(OR(MOD([.$A778];3)=0;MOD([.$A778];5)=0);[.$A77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IF(OR(MOD([.$A779];3)=0;MOD([.$A779];5)=0);[.$A77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IF(OR(MOD([.$A780];3)=0;MOD([.$A780];5)=0);[.$A780];0)"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IF(OR(MOD([.$A781];3)=0;MOD([.$A781];5)=0);[.$A78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IF(OR(MOD([.$A782];3)=0;MOD([.$A782];5)=0);[.$A78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IF(OR(MOD([.$A783];3)=0;MOD([.$A783];5)=0);[.$A783];0)"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IF(OR(MOD([.$A784];3)=0;MOD([.$A784];5)=0);[.$A78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IF(OR(MOD([.$A785];3)=0;MOD([.$A785];5)=0);[.$A785];0)"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IF(OR(MOD([.$A786];3)=0;MOD([.$A786];5)=0);[.$A786];0)"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IF(OR(MOD([.$A787];3)=0;MOD([.$A787];5)=0);[.$A78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IF(OR(MOD([.$A788];3)=0;MOD([.$A788];5)=0);[.$A78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IF(OR(MOD([.$A789];3)=0;MOD([.$A789];5)=0);[.$A789];0)"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IF(OR(MOD([.$A790];3)=0;MOD([.$A790];5)=0);[.$A790];0)"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IF(OR(MOD([.$A791];3)=0;MOD([.$A791];5)=0);[.$A79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IF(OR(MOD([.$A792];3)=0;MOD([.$A792];5)=0);[.$A792];0)"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IF(OR(MOD([.$A793];3)=0;MOD([.$A793];5)=0);[.$A79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IF(OR(MOD([.$A794];3)=0;MOD([.$A794];5)=0);[.$A79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IF(OR(MOD([.$A795];3)=0;MOD([.$A795];5)=0);[.$A795];0)"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IF(OR(MOD([.$A796];3)=0;MOD([.$A796];5)=0);[.$A79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IF(OR(MOD([.$A797];3)=0;MOD([.$A797];5)=0);[.$A79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IF(OR(MOD([.$A798];3)=0;MOD([.$A798];5)=0);[.$A798];0)"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IF(OR(MOD([.$A799];3)=0;MOD([.$A799];5)=0);[.$A79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IF(OR(MOD([.$A800];3)=0;MOD([.$A800];5)=0);[.$A800];0)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IF(OR(MOD([.$A801];3)=0;MOD([.$A801];5)=0);[.$A801];0)"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IF(OR(MOD([.$A802];3)=0;MOD([.$A802];5)=0);[.$A80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IF(OR(MOD([.$A803];3)=0;MOD([.$A803];5)=0);[.$A80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IF(OR(MOD([.$A804];3)=0;MOD([.$A804];5)=0);[.$A804];0)"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IF(OR(MOD([.$A805];3)=0;MOD([.$A805];5)=0);[.$A805];0)"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IF(OR(MOD([.$A806];3)=0;MOD([.$A806];5)=0);[.$A80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IF(OR(MOD([.$A807];3)=0;MOD([.$A807];5)=0);[.$A807];0)"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IF(OR(MOD([.$A808];3)=0;MOD([.$A808];5)=0);[.$A80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IF(OR(MOD([.$A809];3)=0;MOD([.$A809];5)=0);[.$A80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IF(OR(MOD([.$A810];3)=0;MOD([.$A810];5)=0);[.$A810];0)"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IF(OR(MOD([.$A811];3)=0;MOD([.$A811];5)=0);[.$A81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IF(OR(MOD([.$A812];3)=0;MOD([.$A812];5)=0);[.$A81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IF(OR(MOD([.$A813];3)=0;MOD([.$A813];5)=0);[.$A813];0)"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IF(OR(MOD([.$A814];3)=0;MOD([.$A814];5)=0);[.$A81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IF(OR(MOD([.$A815];3)=0;MOD([.$A815];5)=0);[.$A815];0)"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IF(OR(MOD([.$A816];3)=0;MOD([.$A816];5)=0);[.$A816];0)"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IF(OR(MOD([.$A817];3)=0;MOD([.$A817];5)=0);[.$A81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IF(OR(MOD([.$A818];3)=0;MOD([.$A818];5)=0);[.$A81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IF(OR(MOD([.$A819];3)=0;MOD([.$A819];5)=0);[.$A819];0)"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IF(OR(MOD([.$A820];3)=0;MOD([.$A820];5)=0);[.$A820];0)"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IF(OR(MOD([.$A821];3)=0;MOD([.$A821];5)=0);[.$A82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IF(OR(MOD([.$A822];3)=0;MOD([.$A822];5)=0);[.$A822];0)"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IF(OR(MOD([.$A823];3)=0;MOD([.$A823];5)=0);[.$A82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IF(OR(MOD([.$A824];3)=0;MOD([.$A824];5)=0);[.$A82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IF(OR(MOD([.$A825];3)=0;MOD([.$A825];5)=0);[.$A825];0)"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IF(OR(MOD([.$A826];3)=0;MOD([.$A826];5)=0);[.$A82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IF(OR(MOD([.$A827];3)=0;MOD([.$A827];5)=0);[.$A82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IF(OR(MOD([.$A828];3)=0;MOD([.$A828];5)=0);[.$A828];0)"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IF(OR(MOD([.$A829];3)=0;MOD([.$A829];5)=0);[.$A82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IF(OR(MOD([.$A830];3)=0;MOD([.$A830];5)=0);[.$A830];0)"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IF(OR(MOD([.$A831];3)=0;MOD([.$A831];5)=0);[.$A831];0)"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IF(OR(MOD([.$A832];3)=0;MOD([.$A832];5)=0);[.$A83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IF(OR(MOD([.$A833];3)=0;MOD([.$A833];5)=0);[.$A83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IF(OR(MOD([.$A834];3)=0;MOD([.$A834];5)=0);[.$A834];0)"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IF(OR(MOD([.$A835];3)=0;MOD([.$A835];5)=0);[.$A835];0)"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IF(OR(MOD([.$A836];3)=0;MOD([.$A836];5)=0);[.$A83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IF(OR(MOD([.$A837];3)=0;MOD([.$A837];5)=0);[.$A837];0)"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IF(OR(MOD([.$A838];3)=0;MOD([.$A838];5)=0);[.$A83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IF(OR(MOD([.$A839];3)=0;MOD([.$A839];5)=0);[.$A83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IF(OR(MOD([.$A840];3)=0;MOD([.$A840];5)=0);[.$A840];0)"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IF(OR(MOD([.$A841];3)=0;MOD([.$A841];5)=0);[.$A84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IF(OR(MOD([.$A842];3)=0;MOD([.$A842];5)=0);[.$A84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IF(OR(MOD([.$A843];3)=0;MOD([.$A843];5)=0);[.$A843];0)"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IF(OR(MOD([.$A844];3)=0;MOD([.$A844];5)=0);[.$A84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IF(OR(MOD([.$A845];3)=0;MOD([.$A845];5)=0);[.$A845];0)"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IF(OR(MOD([.$A846];3)=0;MOD([.$A846];5)=0);[.$A846];0)"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IF(OR(MOD([.$A847];3)=0;MOD([.$A847];5)=0);[.$A84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IF(OR(MOD([.$A848];3)=0;MOD([.$A848];5)=0);[.$A84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IF(OR(MOD([.$A849];3)=0;MOD([.$A849];5)=0);[.$A849];0)"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IF(OR(MOD([.$A850];3)=0;MOD([.$A850];5)=0);[.$A850];0)"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IF(OR(MOD([.$A851];3)=0;MOD([.$A851];5)=0);[.$A85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IF(OR(MOD([.$A852];3)=0;MOD([.$A852];5)=0);[.$A852];0)"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IF(OR(MOD([.$A853];3)=0;MOD([.$A853];5)=0);[.$A85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IF(OR(MOD([.$A854];3)=0;MOD([.$A854];5)=0);[.$A85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IF(OR(MOD([.$A855];3)=0;MOD([.$A855];5)=0);[.$A855];0)"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IF(OR(MOD([.$A856];3)=0;MOD([.$A856];5)=0);[.$A85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IF(OR(MOD([.$A857];3)=0;MOD([.$A857];5)=0);[.$A85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IF(OR(MOD([.$A858];3)=0;MOD([.$A858];5)=0);[.$A858];0)"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IF(OR(MOD([.$A859];3)=0;MOD([.$A859];5)=0);[.$A85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IF(OR(MOD([.$A860];3)=0;MOD([.$A860];5)=0);[.$A860];0)"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IF(OR(MOD([.$A861];3)=0;MOD([.$A861];5)=0);[.$A861];0)"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IF(OR(MOD([.$A862];3)=0;MOD([.$A862];5)=0);[.$A86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IF(OR(MOD([.$A863];3)=0;MOD([.$A863];5)=0);[.$A86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IF(OR(MOD([.$A864];3)=0;MOD([.$A864];5)=0);[.$A864];0)"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IF(OR(MOD([.$A865];3)=0;MOD([.$A865];5)=0);[.$A865];0)"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IF(OR(MOD([.$A866];3)=0;MOD([.$A866];5)=0);[.$A86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IF(OR(MOD([.$A867];3)=0;MOD([.$A867];5)=0);[.$A867];0)"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IF(OR(MOD([.$A868];3)=0;MOD([.$A868];5)=0);[.$A86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IF(OR(MOD([.$A869];3)=0;MOD([.$A869];5)=0);[.$A86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IF(OR(MOD([.$A870];3)=0;MOD([.$A870];5)=0);[.$A870];0)"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IF(OR(MOD([.$A871];3)=0;MOD([.$A871];5)=0);[.$A87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IF(OR(MOD([.$A872];3)=0;MOD([.$A872];5)=0);[.$A87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IF(OR(MOD([.$A873];3)=0;MOD([.$A873];5)=0);[.$A873];0)"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IF(OR(MOD([.$A874];3)=0;MOD([.$A874];5)=0);[.$A87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IF(OR(MOD([.$A875];3)=0;MOD([.$A875];5)=0);[.$A875];0)"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IF(OR(MOD([.$A876];3)=0;MOD([.$A876];5)=0);[.$A876];0)"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IF(OR(MOD([.$A877];3)=0;MOD([.$A877];5)=0);[.$A87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IF(OR(MOD([.$A878];3)=0;MOD([.$A878];5)=0);[.$A87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IF(OR(MOD([.$A879];3)=0;MOD([.$A879];5)=0);[.$A879];0)"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IF(OR(MOD([.$A880];3)=0;MOD([.$A880];5)=0);[.$A880];0)"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IF(OR(MOD([.$A881];3)=0;MOD([.$A881];5)=0);[.$A88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IF(OR(MOD([.$A882];3)=0;MOD([.$A882];5)=0);[.$A882];0)"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IF(OR(MOD([.$A883];3)=0;MOD([.$A883];5)=0);[.$A88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IF(OR(MOD([.$A884];3)=0;MOD([.$A884];5)=0);[.$A88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IF(OR(MOD([.$A885];3)=0;MOD([.$A885];5)=0);[.$A885];0)"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IF(OR(MOD([.$A886];3)=0;MOD([.$A886];5)=0);[.$A88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IF(OR(MOD([.$A887];3)=0;MOD([.$A887];5)=0);[.$A88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IF(OR(MOD([.$A888];3)=0;MOD([.$A888];5)=0);[.$A888];0)"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IF(OR(MOD([.$A889];3)=0;MOD([.$A889];5)=0);[.$A88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IF(OR(MOD([.$A890];3)=0;MOD([.$A890];5)=0);[.$A890];0)"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IF(OR(MOD([.$A891];3)=0;MOD([.$A891];5)=0);[.$A891];0)"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IF(OR(MOD([.$A892];3)=0;MOD([.$A892];5)=0);[.$A89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IF(OR(MOD([.$A893];3)=0;MOD([.$A893];5)=0);[.$A89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IF(OR(MOD([.$A894];3)=0;MOD([.$A894];5)=0);[.$A894];0)"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IF(OR(MOD([.$A895];3)=0;MOD([.$A895];5)=0);[.$A895];0)"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IF(OR(MOD([.$A896];3)=0;MOD([.$A896];5)=0);[.$A89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IF(OR(MOD([.$A897];3)=0;MOD([.$A897];5)=0);[.$A897];0)"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IF(OR(MOD([.$A898];3)=0;MOD([.$A898];5)=0);[.$A89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IF(OR(MOD([.$A899];3)=0;MOD([.$A899];5)=0);[.$A89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IF(OR(MOD([.$A900];3)=0;MOD([.$A900];5)=0);[.$A900];0)"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IF(OR(MOD([.$A901];3)=0;MOD([.$A901];5)=0);[.$A90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IF(OR(MOD([.$A902];3)=0;MOD([.$A902];5)=0);[.$A90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IF(OR(MOD([.$A903];3)=0;MOD([.$A903];5)=0);[.$A903];0)"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IF(OR(MOD([.$A904];3)=0;MOD([.$A904];5)=0);[.$A90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IF(OR(MOD([.$A905];3)=0;MOD([.$A905];5)=0);[.$A905];0)"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IF(OR(MOD([.$A906];3)=0;MOD([.$A906];5)=0);[.$A906];0)"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IF(OR(MOD([.$A907];3)=0;MOD([.$A907];5)=0);[.$A90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IF(OR(MOD([.$A908];3)=0;MOD([.$A908];5)=0);[.$A90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IF(OR(MOD([.$A909];3)=0;MOD([.$A909];5)=0);[.$A909];0)"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IF(OR(MOD([.$A910];3)=0;MOD([.$A910];5)=0);[.$A910];0)"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IF(OR(MOD([.$A911];3)=0;MOD([.$A911];5)=0);[.$A91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IF(OR(MOD([.$A912];3)=0;MOD([.$A912];5)=0);[.$A912];0)"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IF(OR(MOD([.$A913];3)=0;MOD([.$A913];5)=0);[.$A91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IF(OR(MOD([.$A914];3)=0;MOD([.$A914];5)=0);[.$A91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IF(OR(MOD([.$A915];3)=0;MOD([.$A915];5)=0);[.$A915];0)"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IF(OR(MOD([.$A916];3)=0;MOD([.$A916];5)=0);[.$A91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IF(OR(MOD([.$A917];3)=0;MOD([.$A917];5)=0);[.$A91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IF(OR(MOD([.$A918];3)=0;MOD([.$A918];5)=0);[.$A918];0)"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IF(OR(MOD([.$A919];3)=0;MOD([.$A919];5)=0);[.$A91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IF(OR(MOD([.$A920];3)=0;MOD([.$A920];5)=0);[.$A920];0)"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IF(OR(MOD([.$A921];3)=0;MOD([.$A921];5)=0);[.$A921];0)"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IF(OR(MOD([.$A922];3)=0;MOD([.$A922];5)=0);[.$A92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IF(OR(MOD([.$A923];3)=0;MOD([.$A923];5)=0);[.$A92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IF(OR(MOD([.$A924];3)=0;MOD([.$A924];5)=0);[.$A924];0)"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IF(OR(MOD([.$A925];3)=0;MOD([.$A925];5)=0);[.$A925];0)"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IF(OR(MOD([.$A926];3)=0;MOD([.$A926];5)=0);[.$A92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IF(OR(MOD([.$A927];3)=0;MOD([.$A927];5)=0);[.$A927];0)"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IF(OR(MOD([.$A928];3)=0;MOD([.$A928];5)=0);[.$A92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IF(OR(MOD([.$A929];3)=0;MOD([.$A929];5)=0);[.$A92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IF(OR(MOD([.$A930];3)=0;MOD([.$A930];5)=0);[.$A930];0)"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IF(OR(MOD([.$A931];3)=0;MOD([.$A931];5)=0);[.$A93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IF(OR(MOD([.$A932];3)=0;MOD([.$A932];5)=0);[.$A93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IF(OR(MOD([.$A933];3)=0;MOD([.$A933];5)=0);[.$A933];0)"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IF(OR(MOD([.$A934];3)=0;MOD([.$A934];5)=0);[.$A93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IF(OR(MOD([.$A935];3)=0;MOD([.$A935];5)=0);[.$A935];0)"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IF(OR(MOD([.$A936];3)=0;MOD([.$A936];5)=0);[.$A936];0)"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IF(OR(MOD([.$A937];3)=0;MOD([.$A937];5)=0);[.$A93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IF(OR(MOD([.$A938];3)=0;MOD([.$A938];5)=0);[.$A93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IF(OR(MOD([.$A939];3)=0;MOD([.$A939];5)=0);[.$A939];0)"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IF(OR(MOD([.$A940];3)=0;MOD([.$A940];5)=0);[.$A940];0)"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IF(OR(MOD([.$A941];3)=0;MOD([.$A941];5)=0);[.$A94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IF(OR(MOD([.$A942];3)=0;MOD([.$A942];5)=0);[.$A942];0)"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IF(OR(MOD([.$A943];3)=0;MOD([.$A943];5)=0);[.$A94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IF(OR(MOD([.$A944];3)=0;MOD([.$A944];5)=0);[.$A94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IF(OR(MOD([.$A945];3)=0;MOD([.$A945];5)=0);[.$A945];0)"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IF(OR(MOD([.$A946];3)=0;MOD([.$A946];5)=0);[.$A94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IF(OR(MOD([.$A947];3)=0;MOD([.$A947];5)=0);[.$A94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IF(OR(MOD([.$A948];3)=0;MOD([.$A948];5)=0);[.$A948];0)"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IF(OR(MOD([.$A949];3)=0;MOD([.$A949];5)=0);[.$A94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IF(OR(MOD([.$A950];3)=0;MOD([.$A950];5)=0);[.$A950];0)"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IF(OR(MOD([.$A951];3)=0;MOD([.$A951];5)=0);[.$A951];0)"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IF(OR(MOD([.$A952];3)=0;MOD([.$A952];5)=0);[.$A95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IF(OR(MOD([.$A953];3)=0;MOD([.$A953];5)=0);[.$A95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IF(OR(MOD([.$A954];3)=0;MOD([.$A954];5)=0);[.$A954];0)"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IF(OR(MOD([.$A955];3)=0;MOD([.$A955];5)=0);[.$A955];0)"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IF(OR(MOD([.$A956];3)=0;MOD([.$A956];5)=0);[.$A95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IF(OR(MOD([.$A957];3)=0;MOD([.$A957];5)=0);[.$A957];0)"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IF(OR(MOD([.$A958];3)=0;MOD([.$A958];5)=0);[.$A95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IF(OR(MOD([.$A959];3)=0;MOD([.$A959];5)=0);[.$A95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IF(OR(MOD([.$A960];3)=0;MOD([.$A960];5)=0);[.$A960];0)"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IF(OR(MOD([.$A961];3)=0;MOD([.$A961];5)=0);[.$A96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IF(OR(MOD([.$A962];3)=0;MOD([.$A962];5)=0);[.$A96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IF(OR(MOD([.$A963];3)=0;MOD([.$A963];5)=0);[.$A963];0)"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IF(OR(MOD([.$A964];3)=0;MOD([.$A964];5)=0);[.$A96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IF(OR(MOD([.$A965];3)=0;MOD([.$A965];5)=0);[.$A965];0)"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IF(OR(MOD([.$A966];3)=0;MOD([.$A966];5)=0);[.$A966];0)"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IF(OR(MOD([.$A967];3)=0;MOD([.$A967];5)=0);[.$A96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IF(OR(MOD([.$A968];3)=0;MOD([.$A968];5)=0);[.$A96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IF(OR(MOD([.$A969];3)=0;MOD([.$A969];5)=0);[.$A969];0)"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IF(OR(MOD([.$A970];3)=0;MOD([.$A970];5)=0);[.$A970];0)"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IF(OR(MOD([.$A971];3)=0;MOD([.$A971];5)=0);[.$A97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IF(OR(MOD([.$A972];3)=0;MOD([.$A972];5)=0);[.$A972];0)"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IF(OR(MOD([.$A973];3)=0;MOD([.$A973];5)=0);[.$A97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IF(OR(MOD([.$A974];3)=0;MOD([.$A974];5)=0);[.$A97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IF(OR(MOD([.$A975];3)=0;MOD([.$A975];5)=0);[.$A975];0)"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IF(OR(MOD([.$A976];3)=0;MOD([.$A976];5)=0);[.$A97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IF(OR(MOD([.$A977];3)=0;MOD([.$A977];5)=0);[.$A97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IF(OR(MOD([.$A978];3)=0;MOD([.$A978];5)=0);[.$A978];0)"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IF(OR(MOD([.$A979];3)=0;MOD([.$A979];5)=0);[.$A97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IF(OR(MOD([.$A980];3)=0;MOD([.$A980];5)=0);[.$A980];0)"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IF(OR(MOD([.$A981];3)=0;MOD([.$A981];5)=0);[.$A981];0)"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IF(OR(MOD([.$A982];3)=0;MOD([.$A982];5)=0);[.$A98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IF(OR(MOD([.$A983];3)=0;MOD([.$A983];5)=0);[.$A98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IF(OR(MOD([.$A984];3)=0;MOD([.$A984];5)=0);[.$A984];0)"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IF(OR(MOD([.$A985];3)=0;MOD([.$A985];5)=0);[.$A985];0)"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IF(OR(MOD([.$A986];3)=0;MOD([.$A986];5)=0);[.$A98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IF(OR(MOD([.$A987];3)=0;MOD([.$A987];5)=0);[.$A987];0)"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IF(OR(MOD([.$A988];3)=0;MOD([.$A988];5)=0);[.$A98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IF(OR(MOD([.$A989];3)=0;MOD([.$A989];5)=0);[.$A98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IF(OR(MOD([.$A990];3)=0;MOD([.$A990];5)=0);[.$A990];0)"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IF(OR(MOD([.$A991];3)=0;MOD([.$A991];5)=0);[.$A99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IF(OR(MOD([.$A992];3)=0;MOD([.$A992];5)=0);[.$A99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IF(OR(MOD([.$A993];3)=0;MOD([.$A993];5)=0);[.$A993];0)"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IF(OR(MOD([.$A994];3)=0;MOD([.$A994];5)=0);[.$A99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IF(OR(MOD([.$A995];3)=0;MOD([.$A995];5)=0);[.$A995];0)"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IF(OR(MOD([.$A996];3)=0;MOD([.$A996];5)=0);[.$A996];0)"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IF(OR(MOD([.$A997];3)=0;MOD([.$A997];5)=0);[.$A99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IF(OR(MOD([.$A998];3)=0;MOD([.$A998];5)=0);[.$A99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IF(OR(MOD([.$A999];3)=0;MOD([.$A999];5)=0);[.$A999];0)"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Default" table:formula="of:=SUM([.B1:.B999])" office:value-type="float" office:value="233168" calcext:value-type="float">
            <text:p>2331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-100 -100 200 200" svg:d="M100 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3T14:58:08.215892306</meta:creation-date>
    <dc:date>2017-07-13T16:04:41.110214772</dc:date>
    <meta:editing-duration>PT14M49S</meta:editing-duration>
    <meta:editing-cycles>1</meta:editing-cycles>
    <meta:document-statistic meta:table-count="1" meta:cell-count="2000" meta:object-count="0"/>
    <meta:generator>LibreOffice/5.1.6.2$Linux_X86_64 LibreOffice_project/10m0$Build-2</meta:generator>
  </office:meta>
</office:document-meta>
</file>